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B000000803427C6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Arial2" svg:font-family="Arial, sans-serif"/>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ans-serif" style:font-family-generic="swiss" style:font-pitch="variable"/>
    <style:font-face style:name="Arial4" svg:font-family="Arial" style:font-family-generic="system" style:font-pitch="variable"/>
    <style:font-face style:name="BatangChe" svg:font-family="BatangChe"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Calibri-Italic" svg:font-family="Calibri-Italic"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2" svg:font-family="Symbol" style:font-family-generic="system" style:font-pitch="variable"/>
  </office:font-face-decls>
  <office:automatic-styles>
    <style:style style:name="P1" style:family="paragraph" style:parent-style-name="Text_20_body">
      <style:paragraph-properties fo:margin-left="1.27cm" fo:margin-right="0cm" fo:margin-top="0cm" fo:margin-bottom="0cm" fo:text-align="justify" style:justify-single-word="false" fo:text-indent="0cm" style:auto-text-indent="false"/>
      <style:text-properties style:font-name="Arial" fo:font-size="10.5pt" style:font-size-asian="10.5pt" style:font-size-complex="10.5pt"/>
    </style:style>
    <style:style style:name="P2" style:family="paragraph" style:parent-style-name="Text_20_body">
      <style:paragraph-properties fo:text-align="justify" style:justify-single-word="false"/>
      <style:text-properties style:font-name="Arial" fo:font-size="10.5pt" style:font-size-asian="10.5pt" style:font-size-complex="10.5pt"/>
    </style:style>
    <style:style style:name="P3" style:family="paragraph" style:parent-style-name="Text_20_body">
      <style:paragraph-properties fo:margin-top="0cm" fo:margin-bottom="0cm" fo:text-align="justify" style:justify-single-word="false"/>
      <style:text-properties style:font-name="Arial" fo:font-size="10.5pt" fo:language="es" fo:country="ES" style:text-underline-style="solid" style:text-underline-width="auto" style:text-underline-color="font-color" fo:font-weight="bold" style:font-size-asian="10.5pt" style:font-size-complex="10.5pt"/>
    </style:style>
    <style:style style:name="P4" style:family="paragraph" style:parent-style-name="Text_20_body">
      <style:paragraph-properties fo:margin-top="0cm" fo:margin-bottom="0cm" fo:text-align="center" style:justify-single-word="false"/>
      <style:text-properties style:font-name="Arial" fo:font-size="10.5pt" fo:language="es" fo:country="ES" style:text-underline-style="solid" style:text-underline-width="auto" style:text-underline-color="font-color" fo:font-weight="bold" style:font-size-asian="10.5pt" style:font-size-complex="10.5pt"/>
    </style:style>
    <style:style style:name="P5" style:family="paragraph" style:parent-style-name="Text_20_body">
      <style:paragraph-properties fo:margin-top="0cm" fo:margin-bottom="0cm" fo:text-align="justify" style:justify-single-word="false"/>
      <style:text-properties style:font-name="Arial" fo:font-size="10.5pt" fo:language="es" fo:country="ES" fo:font-weight="bold" style:font-size-asian="10.5pt" style:font-size-complex="10.5pt"/>
    </style:style>
    <style:style style:name="P6" style:family="paragraph" style:parent-style-name="Text_20_body">
      <style:paragraph-properties fo:margin-top="0cm" fo:margin-bottom="0cm" fo:text-align="center" style:justify-single-word="false"/>
      <style:text-properties style:font-name="Arial" fo:font-size="10.5pt" fo:language="es" fo:country="ES" fo:font-weight="bold" style:font-size-asian="10.5pt" style:font-size-complex="10.5pt"/>
    </style:style>
    <style:style style:name="P7" style:family="paragraph" style:parent-style-name="Text_20_body">
      <style:paragraph-properties fo:margin-top="0cm" fo:margin-bottom="0cm" fo:text-align="center" style:justify-single-word="false"/>
      <style:text-properties style:font-name="Arial" fo:font-size="10.5pt" fo:language="es" fo:country="ES" style:font-size-asian="10.5pt" style:font-size-complex="10.5pt"/>
    </style:style>
    <style:style style:name="P8" style:family="paragraph" style:parent-style-name="Text_20_body">
      <style:paragraph-properties fo:margin-top="0cm" fo:margin-bottom="0cm" fo:text-align="center" style:justify-single-word="false"/>
      <style:text-properties style:font-name="Arial" fo:font-size="10.5pt" style:font-size-asian="10.5pt" style:font-size-complex="10.5pt"/>
    </style:style>
    <style:style style:name="P9" style:family="paragraph" style:parent-style-name="Standard">
      <style:paragraph-properties fo:margin-top="0cm" fo:margin-bottom="0cm" style:line-height-at-least="0.176cm" fo:text-align="justify" style:justify-single-word="false"/>
      <style:text-properties fo:color="#000000" style:font-name="Arial" fo:font-size="10.5pt" fo:language="es" fo:country="VE" style:font-size-asian="10.5pt" style:font-size-complex="10.5pt"/>
    </style:style>
    <style:style style:name="P10" style:family="paragraph" style:parent-style-name="Standard">
      <style:paragraph-properties fo:margin-top="0cm" fo:margin-bottom="0cm" style:line-height-at-least="0.176cm" fo:text-align="justify" style:justify-single-word="false"/>
      <style:text-properties fo:color="#000000" style:font-name="Arial" fo:font-size="10.5pt" fo:language="es" fo:country="VE" fo:font-weight="bold" style:font-size-asian="10.5pt" style:font-weight-asian="bold" style:font-name-complex="Calibri-Bold" style:font-size-complex="10.5pt" style:font-weight-complex="bold"/>
    </style:style>
    <style:style style:name="P11" style:family="paragraph" style:parent-style-name="Standard">
      <style:paragraph-properties fo:margin-top="0cm" fo:margin-bottom="0cm" style:line-height-at-least="0.176cm" fo:text-align="justify" style:justify-single-word="false"/>
      <style:text-properties fo:color="#000000" style:font-name="Arial" fo:font-size="10.5pt" fo:language="es" fo:country="VE" style:font-name-asian="BatangChe" style:font-size-asian="10.5pt" style:font-size-complex="10.5pt"/>
    </style:style>
    <style:style style:name="P12" style:family="paragraph" style:parent-style-name="Standard">
      <style:paragraph-properties fo:margin-top="0cm" fo:margin-bottom="0cm" style:line-height-at-least="0.176cm" fo:text-align="justify" style:justify-single-word="false"/>
      <style:text-properties style:font-name="Arial" fo:font-size="10.5pt" style:font-size-asian="10.5pt" style:font-size-complex="10.5pt"/>
    </style:style>
    <style:style style:name="P13" style:family="paragraph" style:parent-style-name="Standard">
      <style:paragraph-properties fo:margin-top="0cm" fo:margin-bottom="0cm" style:line-height-at-least="0.176cm"/>
      <style:text-properties style:font-name="Arial" fo:font-size="10.5pt" style:font-size-asian="10.5pt" style:font-name-complex="Arial4" style:font-size-complex="10.5pt"/>
    </style:style>
    <style:style style:name="P14" style:family="paragraph" style:parent-style-name="Standard">
      <style:paragraph-properties fo:margin-top="0cm" fo:margin-bottom="0cm" style:line-height-at-least="0.176cm" fo:text-align="justify" style:justify-single-word="false"/>
      <style:text-properties style:font-name="Arial" fo:font-size="10.5pt" fo:language="es" fo:country="VE" fo:font-weight="bold" style:font-size-asian="10.5pt" style:font-weight-asian="bold" style:font-name-complex="Calibri-Bold" style:font-size-complex="10.5pt" style:font-weight-complex="bold"/>
    </style:style>
    <style:style style:name="P15" style:family="paragraph" style:parent-style-name="Text_20_body">
      <style:paragraph-properties fo:margin-left="0cm" fo:margin-right="0cm" fo:margin-top="0.212cm" fo:margin-bottom="0.212cm" fo:line-height="115%" fo:text-align="justify" style:justify-single-word="false" fo:text-indent="0cm" style:auto-text-indent="false"/>
      <style:text-properties style:font-name="Arial" fo:font-size="10.5pt" fo:font-weight="bold" style:font-size-asian="10.5pt" style:font-size-complex="10.5pt"/>
    </style:style>
    <style:style style:name="P16" style:family="paragraph" style:parent-style-name="Text_20_body">
      <style:paragraph-properties fo:margin-left="1.27cm" fo:margin-right="0cm" fo:margin-top="0.212cm" fo:margin-bottom="0.212cm" fo:line-height="115%" fo:text-align="justify" style:justify-single-word="false" fo:text-indent="-0.635cm" style:auto-text-indent="false"/>
      <style:text-properties style:font-name="Arial" fo:font-size="10.5pt" style:font-size-asian="10.5pt" style:font-size-complex="10.5pt"/>
    </style:style>
    <style:style style:name="P17" style:family="paragraph" style:parent-style-name="Text_20_body">
      <style:paragraph-properties fo:margin-left="0.501cm" fo:margin-right="0cm" fo:line-height="115%" fo:text-align="center" style:justify-single-word="false" fo:text-indent="0cm" style:auto-text-indent="false"/>
      <style:text-properties style:font-name="Arial" fo:font-size="10.5pt" fo:language="es" fo:country="ES" style:font-size-asian="10.5pt" style:font-size-complex="10.5pt"/>
    </style:style>
    <style:style style:name="P18" style:family="paragraph" style:parent-style-name="Standard">
      <style:paragraph-properties fo:text-align="center" style:justify-single-word="false"/>
      <style:text-properties style:font-name="Arial" fo:font-size="10.5pt" style:font-size-asian="10.5pt" style:font-size-complex="10.5pt"/>
    </style:style>
    <style:style style:name="P19" style:family="paragraph" style:parent-style-name="Standard">
      <style:paragraph-properties fo:margin-left="1cm" fo:margin-right="0cm" fo:margin-top="0cm" fo:margin-bottom="0cm" style:line-height-at-least="0.176cm" fo:text-align="justify" style:justify-single-word="false" fo:text-indent="0cm" style:auto-text-indent="false"/>
      <style:text-properties fo:color="#000000" style:font-name="Arial" fo:font-size="10.5pt" fo:language="es" fo:country="ES" fo:font-weight="bold" style:font-size-asian="10.5pt" style:font-name-complex="Arial4" style:font-size-complex="10.5pt"/>
    </style:style>
    <style:style style:name="P20" style:family="paragraph" style:parent-style-name="Standard" style:list-style-name="WWNum3">
      <style:paragraph-properties fo:margin-top="0cm" fo:margin-bottom="0cm" style:line-height-at-least="0.423cm" fo:text-align="justify" style:justify-single-word="false"/>
      <style:text-properties style:font-name="Arial" fo:font-size="10.5pt" style:font-size-asian="10.5pt" style:font-size-complex="10.5pt"/>
    </style:style>
    <style:style style:name="P21" style:family="paragraph" style:parent-style-name="Standard" style:list-style-name="WWNum4">
      <style:paragraph-properties fo:margin-top="0cm" fo:margin-bottom="0cm" style:line-height-at-least="0.176cm" fo:text-align="justify" style:justify-single-word="false"/>
      <style:text-properties style:font-name="Arial" fo:font-size="10.5pt" style:font-size-asian="10.5pt" style:font-size-complex="10.5pt"/>
    </style:style>
    <style:style style:name="P22" style:family="paragraph" style:parent-style-name="Standard" style:list-style-name="WWNum1">
      <style:paragraph-properties fo:margin-top="0cm" fo:margin-bottom="0cm" style:line-height-at-least="0.176cm" fo:text-align="justify" style:justify-single-word="false"/>
      <style:text-properties style:font-name="Arial" fo:font-size="10.5pt" style:font-size-asian="10.5pt" style:font-size-complex="10.5pt"/>
    </style:style>
    <style:style style:name="P23" style:family="paragraph" style:parent-style-name="Standard" style:list-style-name="WWNum2">
      <style:paragraph-properties fo:margin-top="0cm" fo:margin-bottom="0cm" style:line-height-at-least="0.176cm" fo:text-align="justify" style:justify-single-word="false"/>
      <style:text-properties style:font-name="Arial" fo:font-size="10.5pt" style:font-size-asian="10.5pt" style:font-size-complex="10.5pt"/>
    </style:style>
    <style:style style:name="P24" style:family="paragraph" style:parent-style-name="Standard" style:list-style-name="WWNum4">
      <style:paragraph-properties fo:margin-top="0cm" fo:margin-bottom="0cm" style:line-height-at-least="0.176cm" fo:text-align="justify" style:justify-single-word="false"/>
      <style:text-properties fo:color="#000000" style:font-name="Arial" fo:font-size="10.5pt" fo:language="es" fo:country="VE" style:font-size-asian="10.5pt" style:font-size-complex="10.5pt"/>
    </style:style>
    <style:style style:name="P25" style:family="paragraph" style:parent-style-name="Standard" style:list-style-name="WWNum3">
      <style:paragraph-properties fo:margin-left="1.27cm" fo:margin-right="0cm" fo:margin-top="0cm" fo:margin-bottom="0cm" style:line-height-at-least="0.423cm" fo:text-align="justify" style:justify-single-word="false" fo:text-indent="-0.635cm" style:auto-text-indent="false"/>
      <style:text-properties style:font-name="Arial" fo:font-size="10.5pt" style:font-size-asian="10.5pt" style:font-size-complex="10.5pt"/>
    </style:style>
    <style:style style:name="P26" style:family="paragraph" style:parent-style-name="Standard" style:list-style-name="WWNum4">
      <style:paragraph-properties fo:margin-left="1.27cm" fo:margin-right="0cm" fo:margin-top="0cm" fo:margin-bottom="0cm" style:line-height-at-least="0.176cm" fo:text-align="justify" style:justify-single-word="false" fo:text-indent="-0.635cm" style:auto-text-indent="false"/>
      <style:text-properties style:font-name="Arial" fo:font-size="10.5pt" style:font-size-asian="10.5pt" style:font-size-complex="10.5pt"/>
    </style:style>
    <style:style style:name="P27" style:family="paragraph" style:parent-style-name="Standard" style:list-style-name="WWNum3">
      <style:paragraph-properties fo:margin-left="1.27cm" fo:margin-right="0cm" fo:margin-top="0cm" fo:margin-bottom="0cm" style:line-height-at-least="0.423cm" fo:text-align="justify" style:justify-single-word="false" fo:text-indent="-0.635cm" style:auto-text-indent="false"/>
      <style:text-properties style:font-name="Arial" fo:font-size="10.5pt" style:font-size-asian="10.5pt" style:font-name-complex="Arial4" style:font-size-complex="10.5pt"/>
    </style:style>
    <style:style style:name="P28" style:family="paragraph" style:parent-style-name="Standard" style:list-style-name="WWNum2">
      <style:paragraph-properties fo:margin-left="1cm" fo:margin-right="0cm" fo:margin-top="0cm" fo:margin-bottom="0cm" style:line-height-at-least="0.176cm" fo:text-align="justify" style:justify-single-word="false" fo:text-indent="-0.499cm" style:auto-text-indent="false"/>
      <style:text-properties style:font-name="Arial" fo:font-size="10.5pt" style:font-size-asian="10.5pt" style:font-name-complex="Arial4" style:font-size-complex="10.5pt"/>
    </style:style>
    <style:style style:name="P29" style:family="paragraph" style:parent-style-name="Text_20_body" style:list-style-name="L1">
      <style:paragraph-properties fo:margin-left="1.249cm" fo:margin-right="0cm" fo:margin-top="0cm" fo:margin-bottom="0cm" fo:text-align="justify" style:justify-single-word="false" fo:text-indent="-0.596cm" style:auto-text-indent="false">
        <style:tab-stops>
          <style:tab-stop style:position="-0.019cm"/>
        </style:tab-stops>
      </style:paragraph-properties>
    </style:style>
    <style:style style:name="P30" style:family="paragraph" style:parent-style-name="Text_20_body" style:list-style-name="L1">
      <style:paragraph-properties fo:margin-left="1.304cm" fo:margin-right="0cm" fo:margin-top="0cm" fo:margin-bottom="0cm" fo:text-align="justify" style:justify-single-word="false" fo:text-indent="-0.69cm" style:auto-text-indent="false">
        <style:tab-stops>
          <style:tab-stop style:position="-0.019cm"/>
        </style:tab-stops>
      </style:paragraph-properties>
    </style:style>
    <style:style style:name="T1" style:family="text">
      <style:text-properties fo:font-variant="normal" fo:text-transform="none" fo:color="#000000" fo:language="es" fo:country="VE" fo:font-weight="bold" style:font-weight-asian="bold"/>
    </style:style>
    <style:style style:name="T2" style:family="text">
      <style:text-properties fo:font-variant="normal" fo:text-transform="none" fo:color="#000000" fo:language="es" fo:country="VE" fo:font-weight="bold" style:font-weight-asian="bold" style:font-name-complex="Calibri-Bold" style:font-weight-complex="bold"/>
    </style:style>
    <style:style style:name="T3" style:family="text">
      <style:text-properties fo:font-variant="normal" fo:text-transform="none" fo:language="es" fo:country="ES"/>
    </style:style>
    <style:style style:name="T4" style:family="text">
      <style:text-properties fo:font-variant="normal" fo:text-transform="none" fo:language="es" fo:country="ES" style:font-name-complex="Calibri-Bold" style:font-weight-complex="bold"/>
    </style:style>
    <style:style style:name="T5" style:family="text">
      <style:text-properties fo:font-variant="normal" fo:text-transform="none" fo:language="es" fo:country="VE" fo:font-weight="bold" style:font-weight-asian="bold" style:font-name-complex="Calibri-Bold" style:font-weight-complex="bold"/>
    </style:style>
    <style:style style:name="T6" style:family="text">
      <style:text-properties fo:font-variant="normal" fo:text-transform="none" fo:language="es" fo:country="VE" style:font-name-complex="Calibri-Bold" style:font-weight-complex="bold"/>
    </style:style>
    <style:style style:name="T7" style:family="text">
      <style:text-properties fo:font-variant="normal" fo:text-transform="none" style:font-name="Arial" fo:font-size="10.5pt" fo:language="es" fo:country="ES" style:font-size-asian="10.5pt" style:font-size-complex="10.5pt"/>
    </style:style>
    <style:style style:name="T8" style:family="text">
      <style:text-properties fo:color="#000000"/>
    </style:style>
    <style:style style:name="T9" style:family="text">
      <style:text-properties fo:color="#000000" fo:language="es" fo:country="VE"/>
    </style:style>
    <style:style style:name="T10" style:family="text">
      <style:text-properties fo:color="#000000" fo:language="es" fo:country="VE" style:font-name-complex="Calibri-Bold" style:font-weight-complex="bold"/>
    </style:style>
    <style:style style:name="T11" style:family="text">
      <style:text-properties fo:color="#000000" fo:language="es" fo:country="VE" fo:font-style="italic" style:font-style-asian="italic" style:font-name-complex="Calibri-BoldItalic" style:font-style-complex="italic"/>
    </style:style>
    <style:style style:name="T12" style:family="text">
      <style:text-properties fo:color="#000000" fo:language="es" fo:country="VE" fo:font-style="italic" style:font-style-asian="italic" style:font-style-complex="italic"/>
    </style:style>
    <style:style style:name="T13" style:family="text">
      <style:text-properties fo:color="#000000" fo:language="es" fo:country="VE" fo:font-weight="bold" style:font-weight-asian="bold" style:font-name-complex="Calibri-Bold" style:font-weight-complex="bold"/>
    </style:style>
    <style:style style:name="T14" style:family="text">
      <style:text-properties fo:color="#000000" fo:language="es" fo:country="VE" fo:font-weight="bold" style:font-weight-asian="bold" style:font-name-complex="Arial4" style:font-weight-complex="bold"/>
    </style:style>
    <style:style style:name="T15" style:family="text">
      <style:text-properties fo:color="#000000" fo:language="es" fo:country="VE" fo:font-weight="bold" style:font-name-asian="BatangChe" style:font-weight-asian="bold"/>
    </style:style>
    <style:style style:name="T16" style:family="text">
      <style:text-properties fo:color="#000000" fo:language="es" fo:country="VE" style:font-name-asian="BatangChe"/>
    </style:style>
    <style:style style:name="T17" style:family="text">
      <style:text-properties fo:color="#000000" fo:language="es" fo:country="VE" style:font-name-asian="BatangChe" style:font-name-complex="Calibri-Bold"/>
    </style:style>
    <style:style style:name="T18" style:family="text">
      <style:text-properties fo:color="#000000" fo:language="es" fo:country="VE" style:font-name-complex="Calibri-Italic" style:font-style-complex="italic"/>
    </style:style>
    <style:style style:name="T19" style:family="text">
      <style:text-properties fo:color="#000000" fo:language="es" fo:country="VE" style:font-name-complex="Arial4"/>
    </style:style>
    <style:style style:name="T20" style:family="text">
      <style:text-properties fo:color="#000000" fo:language="es" fo:country="VE" style:font-name-complex="Arial4" style:font-weight-complex="bold"/>
    </style:style>
    <style:style style:name="T21" style:family="text">
      <style:text-properties fo:color="#000000" style:font-name-complex="Arial4"/>
    </style:style>
    <style:style style:name="T22" style:family="text">
      <style:text-properties fo:color="#000000" style:font-name-complex="Arial4" style:font-weight-complex="bold"/>
    </style:style>
    <style:style style:name="T23" style:family="text">
      <style:text-properties fo:color="#000000" style:font-name-complex="Calibri-BoldItalic"/>
    </style:style>
    <style:style style:name="T24" style:family="text">
      <style:text-properties fo:color="#000000" style:language-asian="ar" style:country-asian="SA" style:font-name-complex="Calibri-Bold" style:font-weight-complex="bold"/>
    </style:style>
    <style:style style:name="T25" style:family="text">
      <style:text-properties fo:color="#000000" fo:font-weight="bold" style:language-asian="ar" style:country-asian="SA" style:font-weight-asian="bold" style:font-name-complex="Calibri-Bold" style:font-weight-complex="bold"/>
    </style:style>
    <style:style style:name="T26" style:family="text">
      <style:text-properties fo:color="#000000" fo:font-weight="bold" style:font-weight-asian="bold" style:font-weight-complex="bold"/>
    </style:style>
    <style:style style:name="T27" style:family="text">
      <style:text-properties fo:color="#000000" fo:font-weight="bold" style:font-weight-asian="bold" style:font-name-complex="Arial4"/>
    </style:style>
    <style:style style:name="T28" style:family="text">
      <style:text-properties fo:color="#000000" fo:language="es" fo:country="ES" fo:font-weight="bold" style:font-weight-asian="bold" style:font-weight-complex="bold"/>
    </style:style>
    <style:style style:name="T29" style:family="text">
      <style:text-properties fo:color="#000000" fo:language="es" fo:country="ES" style:text-underline-style="none" fo:font-weight="bold" style:font-weight-asian="bold" style:font-weight-complex="bold"/>
    </style:style>
    <style:style style:name="T30" style:family="text">
      <style:text-properties fo:color="#000000" fo:language="es" fo:country="ES" style:text-underline-style="none" fo:font-weight="normal" style:font-weight-asian="normal" style:font-weight-complex="normal"/>
    </style:style>
    <style:style style:name="T31" style:family="text">
      <style:text-properties fo:color="#000000" fo:language="es" fo:country="ES" fo:font-weight="normal" style:font-weight-asian="normal" style:font-weight-complex="normal"/>
    </style:style>
    <style:style style:name="T32" style:family="text">
      <style:text-properties fo:color="#000000" style:font-name="Arial" fo:font-size="10.5pt" style:font-size-asian="10.5pt" style:font-size-complex="10.5pt"/>
    </style:style>
    <style:style style:name="T33" style:family="text">
      <style:text-properties fo:color="#000000" style:font-name="Arial" fo:font-size="10.5pt" style:font-size-asian="10.5pt" style:font-name-complex="Arial4" style:font-size-complex="10.5pt" style:font-weight-complex="bold"/>
    </style:style>
    <style:style style:name="T34" style:family="text">
      <style:text-properties fo:color="#000000" style:font-name="Arial" fo:font-size="10.5pt" fo:language="es" fo:country="ES" fo:font-weight="normal" style:font-size-asian="10.5pt" style:font-weight-asian="normal" style:font-size-complex="10.5pt" style:font-weight-complex="normal"/>
    </style:style>
    <style:style style:name="T35" style:family="text">
      <style:text-properties fo:color="#000000" style:font-name="Arial" fo:font-size="10.5pt" fo:language="es" fo:country="ES" style:text-underline-style="none" fo:font-weight="normal" style:font-size-asian="10.5pt" style:font-weight-asian="normal" style:font-size-complex="10.5pt" style:font-weight-complex="normal"/>
    </style:style>
    <style:style style:name="T36" style:family="text">
      <style:text-properties fo:color="#000000" style:font-name="Arial" fo:font-size="10.5pt" fo:language="es" fo:country="VE" style:font-size-asian="10.5pt" style:font-size-complex="10.5pt"/>
    </style:style>
    <style:style style:name="T37" style:family="text">
      <style:text-properties fo:color="#000000" style:font-name="Arial" fo:font-size="10.5pt" fo:language="es" fo:country="VE" style:font-size-asian="10.5pt" style:font-name-complex="Calibri-Bold" style:font-size-complex="10.5pt" style:font-weight-complex="bold"/>
    </style:style>
    <style:style style:name="T38" style:family="text">
      <style:text-properties fo:color="#000000" style:font-name="Arial" fo:font-size="10.5pt" fo:language="es" fo:country="VE" style:font-size-asian="10.5pt" style:font-name-complex="Calibri-Italic" style:font-size-complex="10.5pt" style:font-style-complex="italic"/>
    </style:style>
    <style:style style:name="T39" style:family="text">
      <style:text-properties fo:color="#000000" style:font-name="Arial" fo:font-size="10.5pt" fo:language="es" fo:country="VE" fo:font-style="italic" style:font-size-asian="10.5pt" style:font-style-asian="italic" style:font-name-complex="Calibri-BoldItalic" style:font-size-complex="10.5pt" style:font-style-complex="italic"/>
    </style:style>
    <style:style style:name="T40" style:family="text">
      <style:text-properties fo:color="#000000" style:font-name="Arial" fo:font-size="10.5pt" fo:language="es" fo:country="VE" fo:font-style="italic" style:font-size-asian="10.5pt" style:font-style-asian="italic" style:font-size-complex="10.5pt" style:font-style-complex="italic"/>
    </style:style>
    <style:style style:name="T41" style:family="text">
      <style:text-properties fo:color="#000000" style:font-name="Arial" fo:font-size="10.5pt" fo:language="es" fo:country="VE" fo:font-weight="bold" style:font-size-asian="10.5pt" style:font-weight-asian="bold" style:font-name-complex="Calibri-Bold" style:font-size-complex="10.5pt" style:font-weight-complex="bold"/>
    </style:style>
    <style:style style:name="T42" style:family="text">
      <style:text-properties fo:color="#000000" style:font-name="Arial" fo:font-size="10.5pt" fo:language="es" fo:country="VE" style:font-name-asian="BatangChe" style:font-size-asian="10.5pt" style:font-size-complex="10.5pt"/>
    </style:style>
    <style:style style:name="T43" style:family="text">
      <style:text-properties fo:color="#ff0000" fo:language="es" fo:country="VE" fo:font-style="italic" fo:font-weight="bold" style:font-style-asian="italic" style:font-weight-asian="bold" style:font-name-complex="Calibri-BoldItalic" style:font-style-complex="italic" style:font-weight-complex="bold"/>
    </style:style>
    <style:style style:name="T44" style:family="text">
      <style:text-properties style:font-name="Arial" fo:font-size="10.5pt" fo:language="es" fo:country="ES" style:font-size-asian="10.5pt" style:font-size-complex="10.5pt"/>
    </style:style>
    <style:style style:name="T45" style:family="text">
      <style:text-properties style:font-name="Arial" fo:font-size="10.5pt" fo:language="es" fo:country="ES" fo:font-weight="bold" style:font-size-asian="10.5pt" style:font-weight-asian="bold" style:font-size-complex="10.5pt" style:font-weight-complex="bold"/>
    </style:style>
    <style:style style:name="T46" style:family="text">
      <style:text-properties style:font-name="Arial" fo:font-size="10.5pt" fo:language="es" fo:country="ES" fo:font-weight="bold" style:font-size-asian="10.5pt" style:font-size-complex="10.5pt"/>
    </style:style>
    <style:style style:name="T47" style:family="text">
      <style:text-properties style:font-name="Arial" fo:font-size="10.5pt" fo:language="es" fo:country="ES" style:text-underline-style="none" fo:font-weight="bold" style:font-size-asian="10.5pt" style:font-weight-asian="bold" style:font-size-complex="10.5pt" style:font-weight-complex="bold"/>
    </style:style>
    <style:style style:name="T48" style:family="text">
      <style:text-properties style:font-name="Arial" fo:font-size="10.5pt" fo:language="es" fo:country="ES" style:text-underline-style="none" fo:font-weight="bold" style:font-size-asian="10.5pt" style:font-size-complex="10.5pt"/>
    </style:style>
    <style:style style:name="T49" style:family="text">
      <style:text-properties style:font-name="Arial" fo:font-size="10.5pt" style:font-size-asian="10.5pt" style:font-size-complex="10.5pt"/>
    </style:style>
    <style:style style:name="T50" style:family="text">
      <style:text-properties fo:language="es" fo:country="VE"/>
    </style:style>
    <style:style style:name="T51" style:family="text">
      <style:text-properties fo:language="es" fo:country="VE" fo:font-weight="bold" style:font-weight-asian="bold" style:font-name-complex="Calibri-Bold" style:font-weight-complex="bold"/>
    </style:style>
    <style:style style:name="T52" style:family="text">
      <style:text-properties fo:language="es" fo:country="VE" fo:font-style="italic" fo:font-weight="bold" style:font-style-asian="italic" style:font-weight-asian="bold" style:font-name-complex="Calibri-BoldItalic" style:font-style-complex="italic" style:font-weight-complex="bold"/>
    </style:style>
    <style:style style:name="T53" style:family="text">
      <style:text-properties fo:language="es" fo:country="VE" style:font-name-complex="Calibri-Bold"/>
    </style:style>
    <style:style style:name="T54" style:family="text">
      <style:text-properties fo:language="es" fo:country="VE" style:font-name-complex="Calibri-Bold" style:font-weight-complex="bold"/>
    </style:style>
    <style:style style:name="T55" style:family="text">
      <style:text-properties fo:language="es" fo:country="ES"/>
    </style:style>
    <style:style style:name="T56" style:family="text">
      <style:text-properties fo:language="es" fo:country="ES" fo:font-weight="bold"/>
    </style:style>
    <style:style style:name="T57" style:family="text">
      <style:text-properties style:font-name-complex="Arial4"/>
    </style:style>
    <style:style style:name="T5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PLIEGO DE CONDICIONES</text:p>
      <text:p text:style-name="P5"/>
      <text:p text:style-name="P5"/>
      <text:p text:style-name="P5">1.- CONDICIONES GENERALES: </text:p>
      <text:list xml:id="list1912677109" text:style-name="L1">
        <text:list-item>
          <text:p text:style-name="P29"><text:span text:style-name="T44">La oferta será presentada a nombre de la Contraloría del estado Monagas RIF: G-20001397-4, en idioma castellano y será recibida en sobre cerrado a partir de la presente fecha y hasta el día </text:span><text:span text:style-name="T45">martes </text:span><text:span text:style-name="T47">(15/04/2014)</text:span><text:span text:style-name="T48">,</text:span><text:span text:style-name="T46"> </text:span><text:span text:style-name="T44">en el horario comprendido de 8:00 A 12:00 m y de 1:00 a 4:00 pm; en la Dirección de Administración y Presupuesto de la Contraloría del estado Monagas situada en el piso 3 del Edificio Sede de la Contraloría, ubicada en la Calle Sucre cruce con Calle Monagas, Telefax: (0291) 643.91.27, correoelectrónico: </text:span><text:a xlink:type="simple" xlink:href="mailto:unidadcontratante@contraloriamonagas.gob.ve"><text:span text:style-name="T49">unidadcontratante@contraloriamonagas.gob.ve</text:span></text:a></text:p>
        </text:list-item>
        <text:list-item>
          <text:p text:style-name="P30"><text:span text:style-name="T32">Las aclaratorias a que diera lugar las presentes condiciones de participación, deberán ser solicitadas mediante comunicación escrita enviada vía fax o correo electrónico, ante la Dirección de Administración y Presupuesto (DAP), en la dirección señalada, el día </text:span><text:span text:style-name="T34">martes </text:span><text:span text:style-name="T35">(15/04/2014)</text:span><text:span text:style-name="T32">, </text:span><text:span text:style-name="T36">de acuerdo a lo establecido en el Artículo 48 de la </text:span><text:span text:style-name="T37">Ley de Contrataciones Públicas</text:span><text:span text:style-name="T36"> (LCP). Las respuestas serán informadas por la DAP por escrito, vía fax y/o correo electrónico a cada participante, debiendo notificar el recibo de las mismas, pasando a formar parte integrante de la presente solicitud y tendrán su mismo valor. No se darán respuestas a solicitudes</text:span><text:span text:style-name="T39"> </text:span><text:span text:style-name="T40">extemporáneas, conforme a lo establecid</text:span><text:span text:style-name="T36">o en el Artículo 47 de la </text:span><text:span text:style-name="T37">LCP. </text:span><text:span text:style-name="T41">El Órgano Contratante podrá modificar la presente solicitud</text:span><text:span text:style-name="T36">, por cualquier causa y en un lapso no menor de dos (02) días hábiles antes del vencimiento del plazo para la presentación de las Ofertas, ya sea por iniciativa propia o en atención a una aclaratoria solicitada por un participante, de conformidad con el Art. 46 del </text:span><text:span text:style-name="T37">LCP</text:span><text:span text:style-name="T36">. </text:span><text:span text:style-name="T42">Todos los participantes serán notificados por escrito o por correo electrónico de las modificaciones, las cuales serán de cumplimiento obligatorio, debiendo los mismos notificar la recepción. </text:span><text:span text:style-name="T36">El Órgano Contratante tendrá la facultad de prorrogar el plazo para la presentación de </text:span><text:span text:style-name="T38">Ofertas</text:span><text:span text:style-name="T36">, con el fin de dar a los participantes, el tiempo razonable destinado a la preparación y presentación de las mismas. Por otra parte y de </text:span><text:span text:style-name="T33">conformidad con lo previsto <text:s/>en el reglamento de la ley de Contrataciones Públicas en su <text:s/>artículo 113, las ofertas podrán ser recibidas por fax o correo electrónico en la modalidad de Consulta de Precios, previa Invitación bajo la misma vía.</text:span></text:p>
        </text:list-item>
      </text:list>
      <text:list xml:id="list732376817" text:style-name="WWNum3">
        <text:list-item>
          <text:p text:style-name="P20"><text:span text:style-name="T50">El Órgano Contratante se reserva el derecho de aumento o disminución de cantidades de bienes, servicio u obra, al momento de la adjudicación, siempre y cuando el aumento de estas se mantenga cuantitativamente dentro del rango que caracteriza la modalidad aplicada, de acuerdo con lo establecido en el Artículo 101 del Reglamento de la </text:span><text:span text:style-name="T10">Ley de Contrataciones Públicas (RLCP).</text:span></text:p>
        </text:list-item>
        <text:list-item>
          <text:p text:style-name="P27">Serán vinculantes, al momento de otorgar la adjudicación, el cumplimiento de todo lo establecido en la presente solicitud.</text:p>
        </text:list-item>
        <text:list-item>
          <text:p text:style-name="P25"><text:span text:style-name="T50">El sobre único contentivo de los documentos necesarios para participar y ofertar, será entregado debidamente </text:span><text:span text:style-name="T51">CERRADO Y SELLADO </text:span><text:span text:style-name="T50">a la </text:span><text:span text:style-name="T51">DAP.</text:span><text:span text:style-name="T43"> </text:span><text:span text:style-name="T52">No serán recibidos aquellos sobres que estén parcial o totalmente abiertos.</text:span></text:p>
        </text:list-item>
      </text:list>
      <text:p text:style-name="P1"><text:span text:style-name="T23">El sobre se </text:span><text:span text:style-name="T24">identificará de la siguiente manera: nombre de la empresa, CONSULTA DE PRECIO </text:span><text:span text:style-name="T25">Nº</text:span><text:span text:style-name="T8"> </text:span><text:span text:style-name="T26">CEM-PC-02-01-0014-2014</text:span><text:span text:style-name="T8">; objeto</text:span> <text:span text:style-name="T58">- 300 MATERIALES ELÉCTRICOS-HEMBRILLA ELéCTRICA</text:span><text:span text:style-name="T56">, </text:span><text:span text:style-name="T8">SOBRE ÚNICO.</text:span></text:p>
      <text:p text:style-name="P15"/>
      <text:p text:style-name="P15">2.- LA OFERTA DEBERÁ CONTENER:</text:p>
      <text:list xml:id="list2105968905" text:style-name="WWNum4">
        <text:list-item>
          <text:p text:style-name="P21"><text:span text:style-name="T51">Plazo y lugar para la entrega del servicio o bien: </text:span><text:span text:style-name="T50">El lapso para la recepción del bien o servicio objeto de ésta Contratación, será de cinco (5) días hábiles contados a partir de la firma de la Orden de Compra o Servicio por parte de él o los oferentes beneficiados con la </text:span><text:span text:style-name="T51">ADJUDICACIÓN</text:span><text:span text:style-name="T50">.</text:span><text:span text:style-name="T51"> </text:span><text:span text:style-name="T53">El bien o servicio </text:span><text:span text:style-name="T50">será recibido por este Órgano Contratante en las instalaciones del adjudicatario.</text:span></text:p>
        </text:list-item>
        <text:list-item>
          <text:p text:style-name="P26"><text:soft-page-break/><text:span text:style-name="T51">Condiciones de entrega:</text:span><text:span text:style-name="T9"> </text:span><text:span text:style-name="T10">El</text:span><text:span text:style-name="T13"> </text:span><text:span text:style-name="T54">oferente deberá cumplir con lo indicado en las Especificaciones Técnicas.</text:span></text:p>
        </text:list-item>
        <text:list-item>
          <text:p text:style-name="P26"><text:span text:style-name="T5">Tipo y Lapso de Garantías: </text:span><text:span text:style-name="T6">El oferente deberá indicar según la normativa vigente el tipo de garantía que ofrece y el lapso del cual gozará el servicio o bien de dicha garantía (según sea el caso).</text:span></text:p>
        </text:list-item>
        <text:list-item>
          <text:p text:style-name="P21"><text:span text:style-name="T51">Propuestas alternativas o condicionadas:</text:span><text:span text:style-name="T54"> En la presente Contratación no se aceptarán propuestas alternativas o condicionadas.</text:span></text:p>
        </text:list-item>
        <text:list-item>
          <text:p text:style-name="P21"><text:span text:style-name="T51">Precios de la oferta:</text:span><text:span text:style-name="T50"> Indicará el precio unitario, por el RENGLÓN del bien que ofrece, según los términos establecidos en esta solicitud. El precio será cotizado en moneda de curso legal (Bs.), no se aceptarán ofertas calculadas a la paridad cambiaria, debiendo señalarse el monto de la oferta en números y letras. </text:span></text:p>
        </text:list-item>
        <text:list-item>
          <text:p text:style-name="P21"><text:span text:style-name="T51">Condiciones de pago requerida: </text:span><text:span text:style-name="T50">contado o crédito describiendo los plazos para ejecución del pago. </text:span></text:p>
        </text:list-item>
        <text:list-item>
          <text:p text:style-name="P21"><text:span text:style-name="T27">Duración de la oferta:</text:span><text:span text:style-name="T21"> Tres </text:span><text:span text:style-name="T57">(03) días hábiles como mínimo, contados a partir de la fecha en que cierre el lapso para la recepción de la misma</text:span><text:span text:style-name="T51">. </text:span></text:p>
        </text:list-item>
        <text:list-item>
          <text:p text:style-name="P21"><text:span text:style-name="T13">Descripción: </text:span><text:span text:style-name="T9">La oferta deberá contener lo siguiente: renglón, cantidad, descripción, precio unitario en moneda de curso legal (Bs.) subtotales y precio total del servicio ofertados. Agregándosele el IVA (12%), en la totalidad del renglón que aplique. </text:span></text:p>
        </text:list-item>
        <text:list-item>
          <text:p text:style-name="P24">Así mismo se hace de su conocimiento que la contratación se hará a través de Contrato Marco, garantizando así el mantenimiento de la Oferta <text:s/>(en los casos que aplique)</text:p>
        </text:list-item>
      </text:list>
      <text:p text:style-name="P10"/>
      <text:p text:style-name="P16"><text:span text:style-name="T2">NOTA: </text:span><text:span text:style-name="T1">Deberá presentarse en papel membretado de la empresa debidamente foliada y firmada en original, siendo suscrita en cada una de las páginas por el representante legal.</text:span></text:p>
      <text:p text:style-name="P14"/>
      <text:p text:style-name="P14">3.- CRITERIOS DE EVALUACIÓN</text:p>
      <text:p text:style-name="P12"><text:span text:style-name="T9">Una vez concluida la recepción de sobres contentivos de las Ofertas, la DAP</text:span><text:span text:style-name="T13"> </text:span><text:span text:style-name="T10">(</text:span><text:span text:style-name="T9">Unidad Contratante) evaluará y comparará las Ofertas para determinar si estás cumplen con las condiciones previstas en el pliego, así como calcular </text:span><text:span text:style-name="T13">el Puntaje Ajustado </text:span><text:span text:style-name="T9">de las Ofertas, en base al cual se recomendará el otorgamiento de la </text:span><text:span text:style-name="T13">ADJUDICACIÓN.</text:span></text:p>
      <text:p text:style-name="P10"/>
      <text:p text:style-name="P12"><text:span text:style-name="T13">4.- EVALUACIÓN DE OFERTAS </text:span><text:span text:style-name="T9">La evaluación de Ofertas se llevará a cabo en tres (03) fases, prelativas una de la otra, de acuerdo al siguiente orden:</text:span></text:p>
      <text:list xml:id="list319172884" text:style-name="WWNum1">
        <text:list-item>
          <text:p text:style-name="P22"><text:span text:style-name="T13">Fase 1 EVALUACIÓN LEGAL: </text:span><text:span text:style-name="T9">Se examina y determina que los documentos contenidos en el sobre único, se ajusten a la presente solicitud, en caso contrario no pasará a la siguiente fase y será objeto de rechazo de la Oferta.</text:span></text:p>
        </text:list-item>
        <text:list-item>
          <text:p text:style-name="P22"><text:span text:style-name="T13">Fase 2 EVALUACIÓN TÉCNICA (CUALITATIVA): </text:span><text:span text:style-name="T9">Se examina y determina que las Especificaciones Técnicas sean las requeridas, como una primera evaluación, la cual se realizará mediante el estudio de cada renglón ofertado con las descripciones técnicas exigidas, si cumple con lo requerido, pasa a la segunda evaluación la cual consiste en describir la variable <text:s/>aplicable entre los números de renglones debidamente ofertados en la Matriz de Puntaje Evaluado, esta ultima contará con una ponderación de cuarenta (40) puntos, también se evaluará el tiempo de entrega establecido en el pliego de condiciones y contará con una ponderación del diez (10) puntos, la evaluación de las condiciones de pago será de diez (10) puntos.</text:span></text:p>
        </text:list-item>
        <text:list-item>
          <text:p text:style-name="P22"><text:span text:style-name="T13">Fase 3 EVALUACIÓN FINANCIERA (CUANTITATIVA): </text:span><text:span text:style-name="T9">Se determinará por la evaluación de los ítems señalados en el aparte 2, posteriormente se aplican los beneficios del Decreto 4.998 (V.A.N) de ser el caso; en la Matriz de Puntaje Evaluado, donde se realiza la evaluación del Monto Ofertado esta se efectuará por cada renglón y precio unitario, el puntaje para este caso consistirá </text:span><text:soft-page-break/><text:span text:style-name="T9">en cuarenta (40) <text:s/>puntos en total. </text:span></text:p>
        </text:list-item>
      </text:list>
      <text:p text:style-name="P12"><text:span text:style-name="T13">5.- DERECHO DEL </text:span><text:span text:style-name="T15">ÓRGANO</text:span><text:span text:style-name="T13"> CONTRATANTE A DECLARAR DESIERTA LA MODALIDAD DE </text:span><text:span text:style-name="T13">CONTRATACIÓN</text:span></text:p>
      <text:list xml:id="list861617315" text:continue-numbering="true" text:style-name="WWNum1">
        <text:list-item>
          <text:p text:style-name="P22"><text:span text:style-name="T16">El Órgano Contratante se reserva el derecho de declarar </text:span><text:span text:style-name="T17">DESIERTA </text:span><text:span text:style-name="T16">la Contratación, en los casos establecidos en el Art. 89 de la </text:span><text:span text:style-name="T17">LCP </text:span><text:span text:style-name="T16">y cuando las políticas del Estado en materia de contratación así lo determinen.</text:span></text:p>
        </text:list-item>
      </text:list>
      <text:p text:style-name="P10"/>
      <text:p text:style-name="P10">6.- OTORGAMIENTO DE LA ADJUDICACIÓN:</text:p>
      <text:p text:style-name="P11">A. El Órgano Contratante se reserva el derecho de adjudicar la totalidad o parte del objeto de la contratación entre las ofertas presentadas, de acuerdo a lo previsto en Art. 85 de la LCP.</text:p>
      <text:p text:style-name="P12"><text:span text:style-name="T9">B. EL </text:span><text:span text:style-name="T16">Órgano</text:span><text:span text:style-name="T9"> Contratante tomará en cuenta a la hora de otorgar la adjudicación la calidad del servicio o bien(es) ofertado(s), basando su criterio en el reconocimiento que tenga el servicio o bien en el mercado de consumo Venezolano.</text:span></text:p>
      <text:p text:style-name="P12"><text:span text:style-name="T9">C. Los oferentes que obtengan la segunda, tercera y subsiguientes opciones tienen, en éste mismo orden, siempre que mantengan su oferta, el derecho a que les sea otorgada la </text:span><text:span text:style-name="T13">ADJUDICACIÓN</text:span><text:span text:style-name="T9">, en caso de que el oferente adjudicatario no mantenga su oferta, no suministre las garantías requeridas, se niegue a firmar el contrato o le sea anulada la </text:span><text:span text:style-name="T13">ADJUDICACIÓN</text:span><text:span text:style-name="T9">, por haber suministrado información falsa o por violación de disposiciones legales que rigen la materia de contrataciones públicas.</text:span></text:p>
      <text:p text:style-name="P12"><text:span text:style-name="T9">D. La </text:span><text:span text:style-name="T13">DAP,</text:span><text:span text:style-name="T9"> basándose en los criterios de evaluación y mecanismos de los distintos aspectos establecidos en las Condiciones de Participación, elaborará un informe de recomendación de adjudicación, indicando la oferta que resulte con la primera opción, según los criterios y mecanismos previstos en el pliego de condiciones, así como la existencia de ofertas que merezcan la segunda y tercera opción.</text:span></text:p>
      <text:p text:style-name="P10">7.- FIRMA DEL CONTRATO</text:p>
      <text:p text:style-name="P9">El contrato será firmado en un lapso máximo de ocho (08) días hábiles contados a partir de la notificación de la Adjudicación, de conformidad <text:s/>con lo establecido en el artículo 94 de la LCP.</text:p>
      <text:p text:style-name="P10">8.- CONTROL PERCEPTIVO</text:p>
      <text:p text:style-name="P12"><text:span text:style-name="T9">La Contraloría del Estado Monagas utilizará los métodos de control perceptivo que sean necesarios para verificar la correcta ejecución de la presente contratación a celebrarse entre el </text:span><text:span text:style-name="T16">Órgano</text:span><text:span text:style-name="T9"> contratante y la empresa adjudicataria, así como también, constatará que los servicios adquiridos se ajusten a las especificaciones técnicas exigidas en el presente pliego y sean de igual calidad que las muestras presentadas por el oferente adjudicatario.</text:span></text:p>
      <text:p text:style-name="P13">Dicho procedimiento se regirá por lo establecido en:</text:p>
      <text:list xml:id="list154750725" text:style-name="WWNum2">
        <text:list-item>
          <text:p text:style-name="P28">Ley de Reforma Parcial de la Ley de Contrataciones Públicas publicada en Gaceta Oficial Nº 39.503 de fecha 06/09/2010 y el Reglamento Ley de Contrataciones Públicas publicada en Gaceta Oficial Nº 39.181 de fecha 19/05/2009.</text:p>
        </text:list-item>
        <text:list-item>
          <text:p text:style-name="P23"><text:span text:style-name="T57">Decreto Nº 8.880 de fecha 27/03/2012 y publicada en Gaceta Oficial de la República Bolivariana de Venezuela Nº 39.892 en esta misma fecha.</text:span><text:span text:style-name="T14"> </text:span><text:span text:style-name="T20">“MEDIDAS TEMPORALES PARA EL ESTABLECIMIENTO DE MONTOS Y CATEGORIAS DE CONTRATOS PREFERNCIALES PARA LAS PyMIs Y EMPRESAS DE PROPIEDAD SOCIAL DIRECTA COMUNAL FABRICANTES DE BIENES, PRESTADORAS DE SERVICIOS Y EJECUTADORAS DE OBRAS.</text:span></text:p>
        </text:list-item>
        <text:list-item>
          <text:p text:style-name="P23"><text:span text:style-name="T57">Decreto Nº 8.882 de fecha 27/03/2012 y publicada en Gaceta Oficial de la República Bolivariana de Venezuela Nº 39.892 en esta misma fecha.</text:span><text:span text:style-name="T14"> </text:span><text:span text:style-name="T20">“MEDIDAS TEMPORALES PARA <text:s/>LA PROMOCIÓN, DESARROLLO, ESTIMULO E INCLUSIÓN DE LA INDUSTRIA NACIONAL, PRODUCTORAS DE BIENES, PRESTADORAS DE SERVICIOS Y EJECUTADORAS DE OBRAS UBICADAS EN EL PAÍS.</text:span></text:p>
        </text:list-item>
        <text:list-item>
          <text:p text:style-name="P23"><text:span text:style-name="T57">Decreto</text:span><text:span text:style-name="T20"> Nº 4.910</text:span><text:span text:style-name="T19">,</text:span><text:span text:style-name="T20"> “NORMAS PARA LAS PREFERENCIAS DE ANTICIPOS Y PRONTO PAGO PARA ASEGURAR LA PROMOCIÓN Y DESARROLLO DE LAS MICROS, PyMIS Y COOPERATIVAS</text:span><text:span text:style-name="T14">” </text:span><text:span text:style-name="T19">publicado en Gaceta Oficial de la República Bolivariana de Venezuela Nº 38.546, de fecha 19 de Octubre de 2006.</text:span></text:p>
        </text:list-item>
        <text:list-item>
          <text:p text:style-name="P23"><text:soft-page-break/><text:span text:style-name="T9">Decreto 4.998 (V.A.N),</text:span> <text:span text:style-name="T9">“Medidas Temporales para la Promoción y Desarrollo de las Pequeñas y Medianas Industrias (PyMIs), Cooperativas y otras formas asociativas, productoras de bienes, prestadoras de servicios y ejecutoras de obras, ubicadas en el País” <text:s/>publicado en Gaceta Oficial N° 38.476 del 20 de noviembre de 2006.</text:span></text:p>
        </text:list-item>
      </text:list>
      <text:p text:style-name="P9"/>
      <text:p text:style-name="P19"><text:s text:c="5"/>Sin más particulares que hacer referencia se despide de usted agradecida de la atención que <text:s/>pueda dispensarle a la presente solicitud. </text:p>
      <text:p text:style-name="P2"> </text:p>
      <text:p text:style-name="P2"/>
      <text:p text:style-name="P17">Atentamente</text:p>
      <text:p text:style-name="P8"> </text:p>
      <text:p text:style-name="P8"> </text:p>
      <text:p text:style-name="P6">Lcda. Milagros Rivas</text:p>
      <text:p text:style-name="P7">Directora de Administración y Presupuesto</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Arial2" svg:font-family="Arial, sans-serif"/>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ans-serif" style:font-family-generic="swiss" style:font-pitch="variable"/>
    <style:font-face style:name="Arial4" svg:font-family="Arial" style:font-family-generic="system" style:font-pitch="variable"/>
    <style:font-face style:name="BatangChe" svg:font-family="BatangChe"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Calibri-Italic" svg:font-family="Calibri-Italic"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2" svg:font-family="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 style:display-name="ListLabel 12" style:family="text">
      <style:text-properties style:font-name-complex="Symbol2"/>
    </style:style>
    <style:style style:name="ListLabel_20_13" style:display-name="ListLabel 13" style:family="text">
      <style:text-properties style:font-name-complex="OpenSymbo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572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áficos1" text:anchor-type="paragraph" svg:x="0.397cm" svg:y="-1.175cm" svg:width="3.678cm" svg:height="3.316cm" draw:z-index="3"><draw:image xlink:href="Pictures/100000000000008B000000803427C681.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dmar Espinoza</meta:initial-creator>
    <meta:creation-date>2014-02-21T14:06:38</meta:creation-date>
    <dc:date>2014-05-23T09:19:55</dc:date>
    <dc:creator>Guidmar Espinoza</dc:creator>
    <meta:editing-duration>PT50M25S</meta:editing-duration>
    <meta:editing-cycles>20</meta:editing-cycles>
    <meta:generator>LibreOffice/3.5$Linux_x86 LibreOffice_project/350m1$Build-2</meta:generator>
    <meta:document-statistic meta:table-count="0" meta:image-count="1" meta:object-count="0" meta:page-count="4" meta:paragraph-count="49" meta:word-count="1776" meta:character-count="11094" meta:non-whitespace-character-count="9362"/>
  </office:meta>
</office:document-meta>
</file>